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Fine_20_Dashed" svg:stroke-width="0.106cm" svg:stroke-color="#000000" draw:marker-start-width="0.358cm" draw:marker-end-width="0.358cm" draw:fill-color="#ffffff" draw:textarea-horizontal-align="justify" draw:textarea-vertical-align="middle" draw:auto-grow-height="false" fo:min-height="0.976cm" fo:min-width="1.495cm" fo:padding-top="0.177cm" fo:padding-bottom="0.177cm" fo:padding-left="0.302cm" fo:padding-right="0.302cm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859cm" fo:min-width="1.647cm" fo:padding-top="0.142cm" fo:padding-bottom="0.142cm" fo:padding-left="0.267cm" fo:padding-right="0.267cm"/>
    </style:style>
    <style:style style:name="gr3" style:family="graphic" style:parent-style-name="standard">
      <style:graphic-properties draw:stroke="solid" draw:stroke-dash="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0.859cm" fo:min-width="2.266cm" fo:padding-top="0.142cm" fo:padding-bottom="0.142cm" fo:padding-left="0.267cm" fo:padding-right="0.267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0.75cm"/>
    </style:style>
    <style:style style:name="gr6" style:family="graphic" style:parent-style-name="standard">
      <style:graphic-properties draw:stroke="solid" draw:stroke-dash="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0.859cm" fo:min-width="1.565cm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859cm" fo:min-width="1.566cm" fo:padding-top="0.142cm" fo:padding-bottom="0.142cm" fo:padding-left="0.267cm" fo:padding-right="0.267cm"/>
    </style:style>
    <style:style style:name="gr8" style:family="graphic" style:parent-style-name="standard">
      <style:graphic-properties draw:stroke="solid" draw:stroke-dash="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0.859cm" fo:min-width="2.584cm" fo:padding-top="0.142cm" fo:padding-bottom="0.142cm" fo:padding-left="0.267cm" fo:padding-right="0.267cm"/>
    </style:style>
    <style:style style:name="gr9" style:family="graphic" style:parent-style-name="standard">
      <style:graphic-properties draw:stroke="solid" draw:stroke-dash="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0.516cm" fo:min-width="2.266cm" fo:padding-top="0.142cm" fo:padding-bottom="0.142cm" fo:padding-left="0.267cm" fo:padding-right="0.267cm"/>
    </style:style>
    <style:style style:name="gr10" style:family="graphic" style:parent-style-name="standard">
      <style:graphic-properties draw:stroke="solid" draw:stroke-dash="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1.416cm" fo:min-width="3.766cm" fo:padding-top="0.142cm" fo:padding-bottom="0.142cm" fo:padding-left="0.267cm" fo:padding-right="0.267cm"/>
    </style:style>
    <style:style style:name="gr11" style:family="graphic" style:parent-style-name="standard" style:list-style-name="L1">
      <style:graphic-properties draw:stroke="solid" draw:stroke-dash="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0.734cm" fo:min-width="0.67cm" fo:padding-top="0.142cm" fo:padding-bottom="0.142cm" fo:padding-left="0.267cm" fo:padding-right="0.267cm"/>
    </style:style>
    <style:style style:name="gr12" style:family="graphic" style:parent-style-name="standard" style:list-style-name="L1">
      <style:graphic-properties draw:stroke="solid" draw:stroke-dash="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0.734cm" fo:min-width="0.97cm" fo:padding-top="0.142cm" fo:padding-bottom="0.142cm" fo:padding-left="0.267cm" fo:padding-right="0.267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0.8000001907349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fo:text-align="center"/>
      <style:text-properties fo:font-size="10pt" style:font-size-asian="10pt" style:font-size-complex="10pt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loext:graphic-properties draw:fill-color="#ffffff"/>
      <style:paragraph-properties fo:margin-left="0cm" fo:margin-right="0cm" fo:margin-top="0cm" fo:margin-bottom="0cm" fo:line-height="100%" fo:text-align="center" fo:text-indent="0cm"/>
      <style:text-properties fo:font-size="10.8000001907349pt"/>
    </style:style>
    <style:style style:name="T1" style:family="text">
      <style:text-properties fo:font-size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2.099cm" svg:height="1.33cm" svg:x="12.324cm" svg:y="8.3cm">
          <text:p text:style-name="P1"><text:span text:style-name="T1">Building</text:span></text:p>
          <text:p text:style-name="P1"><text:span text:style-name="T1">Element</text:span></text:p>
          <text:p text:style-name="P1"><text:span text:style-name="T1">Proxy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2" draw:text-style-name="P2" xml:id="id1" draw:id="id1" draw:layer="layout" svg:width="2.181cm" svg:height="1.143cm" svg:x="12.297cm" svg:y="6.3cm">
          <text:p text:style-name="P1"><text:span text:style-name="T1">attribute</text:span>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2" draw:id="id2" draw:layer="layout" svg:width="2.8cm" svg:height="1.143cm" svg:x="11.982cm" svg:y="4.5cm">
          <text:p text:style-name="P1"><text:span text:style-name="T1">Name: Floor trap</text:span></text:p>
          <draw:enhanced-geometry svg:viewBox="0 0 21600 21600" draw:mirror-horizontal="true" draw:mirror-vertical="false" draw:type="rectangle" draw:enhanced-path="M 0 0 L 21600 0 21600 21600 0 21600 0 0 Z N"/>
        </draw:custom-shape>
        <draw:connector draw:style-name="gr4" draw:text-style-name="P3" draw:layer="layout" draw:type="line" svg:x1="13.389cm" svg:y1="6.3cm" svg:x2="13.382cm" svg:y2="5.643cm" draw:start-shape="id1" draw:start-glue-point="4" draw:end-shape="id2" draw:end-glue-point="2" svg:d="M13389 6300l-7-657" svg:viewBox="0 0 8 658">
          <text:p/>
        </draw:connector>
        <draw:connector draw:style-name="gr4" draw:text-style-name="P3" draw:layer="layout" draw:type="line" svg:x1="13.374cm" svg:y1="8.3cm" svg:x2="13.389cm" svg:y2="7.443cm" draw:start-shape="id3" draw:start-glue-point="0" draw:end-shape="id1" draw:end-glue-point="8" svg:d="M13374 8300l15-857" svg:viewBox="0 0 16 858">
          <text:p/>
        </draw:connector>
        <draw:custom-shape draw:style-name="gr2" draw:text-style-name="P2" xml:id="id8" draw:id="id8" draw:layer="layout" svg:width="2.181cm" svg:height="1.143cm" svg:x="8.579cm" svg:y="8.357cm">
          <text:p text:style-name="P1"><text:span text:style-name="T1">member</text:span>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4" draw:id="id4" draw:layer="layout" svg:width="2.5cm" svg:height="2cm" svg:x="15.682cm" svg:y="8cm">
          <text:p text:style-name="P1"><text:span text:style-name="T2">IsCollide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3" draw:layer="layout" draw:type="line" svg:x1="14.424cm" svg:y1="8.965cm" svg:x2="15.682cm" svg:y2="9cm" draw:start-shape="id3" draw:start-glue-point="1" draw:end-shape="id4" svg:d="M14424 8965l1258 35" svg:viewBox="0 0 1259 36">
          <text:p/>
        </draw:connector>
        <draw:custom-shape draw:style-name="gr6" draw:text-style-name="P2" xml:id="id5" draw:id="id5" draw:layer="layout" svg:width="2.099cm" svg:height="1.143cm" svg:x="19.48cm" svg:y="8.457cm">
          <text:p text:style-name="P1"><text:span text:style-name="T1">Space</text:span></text:p>
          <draw:enhanced-geometry svg:viewBox="0 0 21600 21600" draw:mirror-horizontal="true" draw:mirror-vertical="false" draw:type="rectangle" draw:enhanced-path="M 0 0 L 21600 0 21600 21600 0 21600 0 0 Z N"/>
        </draw:custom-shape>
        <draw:connector draw:style-name="gr4" draw:text-style-name="P3" draw:layer="layout" draw:type="line" svg:x1="18.182cm" svg:y1="9cm" svg:x2="19.481cm" svg:y2="9.028cm" draw:end-shape="id5" draw:end-glue-point="3" svg:d="M18182 9000l1299 28" svg:viewBox="0 0 1300 29">
          <text:p/>
        </draw:connector>
        <draw:custom-shape draw:style-name="gr7" draw:text-style-name="P2" xml:id="id6" draw:id="id6" draw:layer="layout" svg:width="2.1cm" svg:height="1.143cm" svg:x="19.482cm" svg:y="6.5cm">
          <text:p text:style-name="P1"><text:span text:style-name="T1">attribute</text:span>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xml:id="id7" draw:id="id7" draw:layer="layout" svg:width="3.118cm" svg:height="1.143cm" svg:x="18.982cm" svg:y="4.613cm">
          <text:p text:style-name="P1"><text:span text:style-name="T1">LongName: Open</text:span></text:p>
          <draw:enhanced-geometry svg:viewBox="0 0 21600 21600" draw:mirror-horizontal="true" draw:mirror-vertical="false" draw:type="rectangle" draw:enhanced-path="M 0 0 L 21600 0 21600 21600 0 21600 0 0 Z N"/>
        </draw:custom-shape>
        <draw:connector draw:style-name="gr4" draw:text-style-name="P3" draw:layer="layout" draw:type="line" svg:x1="20.533cm" svg:y1="6.5cm" svg:x2="20.541cm" svg:y2="5.756cm" draw:start-shape="id6" draw:start-glue-point="4" draw:end-shape="id7" draw:end-glue-point="2" svg:d="M20533 6500l8-744" svg:viewBox="0 0 9 745">
          <text:p/>
        </draw:connector>
        <draw:connector draw:style-name="gr4" draw:text-style-name="P3" draw:layer="layout" draw:type="line" svg:x1="20.53cm" svg:y1="8.457cm" svg:x2="20.533cm" svg:y2="7.643cm" draw:start-shape="id5" draw:start-glue-point="0" draw:end-shape="id6" draw:end-glue-point="8" svg:d="M20530 8457l3-814" svg:viewBox="0 0 4 815">
          <text:p/>
        </draw:connector>
        <draw:connector draw:style-name="gr4" draw:text-style-name="P3" draw:layer="layout" draw:type="line" svg:x1="12.325cm" svg:y1="8.965cm" svg:x2="10.761cm" svg:y2="8.929cm" draw:start-shape="id3" draw:start-glue-point="3" draw:end-shape="id8" draw:end-glue-point="6" svg:d="M12325 8965l-1564-36" svg:viewBox="0 0 1565 37">
          <text:p/>
        </draw:connector>
        <draw:custom-shape draw:style-name="gr9" draw:text-style-name="P2" xml:id="id9" draw:id="id9" draw:layer="layout" svg:width="2.8cm" svg:height="0.8cm" svg:x="8.282cm" svg:y="6.4cm">
          <text:p text:style-name="P1"><text:span text:style-name="T1">BuildingStorey</text:span></text:p>
          <draw:enhanced-geometry svg:viewBox="0 0 21600 21600" draw:mirror-horizontal="true" draw:mirror-vertical="false" draw:type="rectangle" draw:enhanced-path="M 0 0 L 21600 0 21600 21600 0 21600 0 0 Z N"/>
        </draw:custom-shape>
        <draw:connector draw:style-name="gr4" draw:text-style-name="P3" draw:layer="layout" draw:type="line" svg:x1="9.671cm" svg:y1="8.357cm" svg:x2="9.682cm" svg:y2="7.2cm" draw:start-shape="id8" draw:start-glue-point="4" draw:end-shape="id9" draw:end-glue-point="2" svg:d="M9671 8357l11-1157" svg:viewBox="0 0 12 1158">
          <text:p/>
        </draw:connector>
        <draw:custom-shape draw:style-name="gr2" draw:text-style-name="P2" xml:id="id10" draw:id="id10" draw:layer="layout" svg:width="2.181cm" svg:height="1.143cm" svg:x="5.097cm" svg:y="6.2cm">
          <text:p text:style-name="P1"><text:span text:style-name="T1">attribute</text:span>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line" svg:x1="6.189cm" svg:y1="6.2cm" svg:x2="6.25cm" svg:y2="5.4cm" draw:start-shape="id10" draw:start-glue-point="4" draw:end-shape="id11" draw:end-glue-point="2" svg:d="M6189 6200l61-800" svg:viewBox="0 0 62 801">
          <text:p/>
        </draw:connector>
        <draw:connector draw:style-name="gr4" draw:text-style-name="P3" draw:layer="layout" draw:type="line" svg:x1="8.282cm" svg:y1="6.8cm" svg:x2="7.279cm" svg:y2="6.772cm" draw:start-shape="id9" draw:start-glue-point="3" draw:end-shape="id10" draw:end-glue-point="6" svg:d="M8282 6800l-1003-28" svg:viewBox="0 0 1004 29">
          <text:p/>
        </draw:connector>
        <draw:g>
          <draw:custom-shape draw:style-name="gr10" draw:text-style-name="P2" xml:id="id11" draw:id="id11" draw:layer="layout" svg:width="4.3cm" svg:height="1.7cm" svg:x="4.1cm" svg:y="3.7cm">
            <text:p text:style-name="P1"><text:span text:style-name="T1">Name:</text:span></text:p>
            <text:p text:style-name="P1"><text:span text:style-name="T1"/></text:p>
            <text:p text:style-name="P1"><text:span text:style-name="T3">OR </text:span></text:p>
            <text:p text:style-name="P1"><text:span text:style-name="T1"/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1" draw:text-style-name="P6" draw:layer="layout" svg:width="1.204cm" svg:height="1.018cm" svg:x="4.4cm" svg:y="4.2cm">
            <text:p text:style-name="P5"><text:span text:style-name="T1">First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2" draw:text-style-name="P6" draw:layer="layout" svg:width="1.504cm" svg:height="1.018cm" svg:x="6.6cm" svg:y="4.182cm">
            <text:p text:style-name="P5"><text:span text:style-name="T1">Ground</text:span></text:p>
            <draw:enhanced-geometry svg:viewBox="0 0 21600 21600" draw:mirror-horizontal="true" draw:mirror-vertical="false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P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2T18:27:56.352000000</meta:creation-date>
    <dc:date>2018-10-12T19:16:03.616000000</dc:date>
    <meta:editing-duration>PT18M24S</meta:editing-duration>
    <meta:editing-cycles>2</meta:editing-cycles>
    <meta:generator>LibreOffice/6.0.3.2$Windows_X86_64 LibreOffice_project/8f48d515416608e3a835360314dac7e47fd0b821</meta:generator>
    <meta:document-statistic meta:object-count="24"/>
  </office:meta>
</office:document-meta>
</file>